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b4adf" officeooo:paragraph-rsid="002b4adf"/>
    </style:style>
    <style:style style:name="P2" style:family="paragraph" style:parent-style-name="Text_20_body">
      <style:text-properties officeooo:paragraph-rsid="002c3298"/>
    </style:style>
    <style:style style:name="P3" style:family="paragraph" style:parent-style-name="Text_20_body">
      <style:text-properties officeooo:rsid="002c3298" officeooo:paragraph-rsid="002c3298"/>
    </style:style>
    <style:style style:name="P4" style:family="paragraph" style:parent-style-name="Text_20_body">
      <style:text-properties officeooo:paragraph-rsid="002e2da4"/>
    </style:style>
    <style:style style:name="P5" style:family="paragraph" style:parent-style-name="Heading_20_1" style:master-page-name="Right_20_Page">
      <style:paragraph-properties style:page-number="auto"/>
      <style:text-properties officeooo:rsid="002b10ce" officeooo:paragraph-rsid="002b10ce"/>
    </style:style>
    <style:style style:name="P6" style:family="paragraph" style:parent-style-name="Heading_20_3">
      <style:paragraph-properties fo:margin-top="0.25cm" fo:margin-bottom="0.101cm" loext:contextual-spacing="false"/>
    </style:style>
    <style:style style:name="P7" style:family="paragraph" style:parent-style-name="Heading_20_3">
      <style:paragraph-properties fo:margin-top="0.25cm" fo:margin-bottom="0cm" loext:contextual-spacing="false"/>
    </style:style>
    <style:style style:name="P8" style:family="paragraph" style:parent-style-name="Heading_20_3">
      <style:paragraph-properties fo:margin-top="0.101cm" fo:margin-bottom="0.101cm" loext:contextual-spacing="false"/>
    </style:style>
    <style:style style:name="P9" style:family="paragraph" style:parent-style-name="Heading_20_3">
      <style:paragraph-properties fo:margin-top="0.101cm" fo:margin-bottom="0cm" loext:contextual-spacing="false"/>
    </style:style>
    <style:style style:name="P10" style:family="paragraph" style:parent-style-name="Heading_20_3">
      <style:paragraph-properties fo:margin-top="0.101cm" fo:margin-bottom="0cm" loext:contextual-spacing="false"/>
      <style:text-properties officeooo:paragraph-rsid="002b4adf"/>
    </style:style>
    <style:style style:name="P11" style:family="paragraph" style:parent-style-name="Heading_20_3">
      <style:paragraph-properties fo:margin-top="0cm" fo:margin-bottom="0cm" loext:contextual-spacing="false"/>
    </style:style>
    <style:style style:name="P12" style:family="paragraph" style:parent-style-name="Heading_20_3">
      <style:paragraph-properties fo:margin-top="0cm" fo:margin-bottom="0cm" loext:contextual-spacing="false"/>
      <style:text-properties officeooo:paragraph-rsid="002c3298"/>
    </style:style>
    <style:style style:name="T1" style:family="text">
      <style:text-properties officeooo:rsid="002b10ce"/>
    </style:style>
    <style:style style:name="T2" style:family="text">
      <style:text-properties officeooo:rsid="002b4adf"/>
    </style:style>
    <style:style style:name="T3" style:family="text">
      <style:text-properties officeooo:rsid="002c3298"/>
    </style:style>
    <style:style style:name="T4" style:family="text">
      <style:text-properties officeooo:rsid="002e2da4"/>
    </style:style>
    <style:style style:name="T5" style:family="text">
      <style:text-properties officeooo:rsid="002fd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ne Headlight</text:h>
      <text:p text:style-name="Heading_20_2">(<text:span text:style-name="T1">The Wallflowers</text:span>)</text:p>
      <text:p text:style-name="P3">No Capo (Capo 2 original)</text:p>
      <text:p text:style-name="Heading_20_3">[INTRO]</text:p>
      <text:p text:style-name="Text_20_body">F C E Am</text:p>
      <text:p text:style-name="P7">[VERSE 1]</text:p>
      <text:p text:style-name="Text_20_body">F <text:s text:c="20"/>C <text:s text:c="7"/></text:p>
      <text:p text:style-name="Text_20_body">So long ago I don't remember when</text:p>
      <text:p text:style-name="Text_20_body"><text:s text:c="7"/>E <text:s text:c="27"/>Am</text:p>
      <text:p text:style-name="Text_20_body">That's when they say I lost my only friend</text:p>
      <text:p text:style-name="Text_20_body">F <text:s text:c="27"/>C</text:p>
      <text:p text:style-name="Text_20_body">They said she died easy of a broken heart disease</text:p>
      <text:p text:style-name="Text_20_body"><text:s text:c="5"/>E <text:s text:c="28"/>Am</text:p>
      <text:p text:style-name="Text_20_body">As I listened through the cemetary trees</text:p>
      <text:p text:style-name="P6">[BRIDGE]</text:p>
      <text:p text:style-name="P1">F C E Am</text:p>
      <text:p text:style-name="P7">[VERSE 2]</text:p>
      <text:p text:style-name="Text_20_body"><text:s text:c="11"/>F <text:s text:c="19"/>C</text:p>
      <text:p text:style-name="Text_20_body">I seen the sun coming up at the funeral at dawn</text:p>
      <text:p text:style-name="Text_20_body"><text:s text:c="7"/>E <text:s text:c="28"/>Am</text:p>
      <text:p text:style-name="Text_20_body">Of the long long broken arm of human law</text:p>
      <text:p text:style-name="Text_20_body"><text:s text:c="3"/>F</text:p>
      <text:p text:style-name="Text_20_body">It always seemed such a waste</text:p>
      <text:p text:style-name="Text_20_body"><text:s text:c="4"/>C</text:p>
      <text:p text:style-name="Text_20_body">She always had a pretty face</text:p>
      <text:p text:style-name="Text_20_body"><text:s text:c="2"/>E <text:s text:c="32"/>Am</text:p>
      <text:p text:style-name="Text_20_body">I wondered why she hung around this place</text:p>
      <text:p text:style-name="Text_20_body">F <text:s text:c="2"/>C</text:p>
      <text:p text:style-name="Text_20_body"><text:s text:c="9"/>He<text:span text:style-name="T3">eeee</text:span>ey...</text:p>
      <text:p text:style-name="P8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<text:soft-page-break/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P10">[BRIDGE]</text:p>
      <text:p text:style-name="P1">F C E Am</text:p>
      <text:p text:style-name="P9">[VERSE <text:span text:style-name="T2">3</text:span>]</text:p>
      <text:p text:style-name="Text_20_body">F <text:s text:c="34"/>C</text:p>
      <text:p text:style-name="Text_20_body">She said its cold it feels like <text:span text:style-name="T2">I</text:span>ndependence <text:span text:style-name="T2">D</text:span>ay </text:p>
      <text:p text:style-name="Text_20_body"><text:s text:c="3"/>E <text:s text:c="28"/>Am</text:p>
      <text:p text:style-name="Text_20_body">And I can't break away from this parade</text:p>
      <text:p text:style-name="Text_20_body">F</text:p>
      <text:p text:style-name="Text_20_body">But theres got to be an opening</text:p>
      <text:p text:style-name="Text_20_body">C</text:p>
      <text:p text:style-name="Text_20_body">Somewhere here in front of me</text:p>
      <text:p text:style-name="Text_20_body">E <text:s text:c="32"/>Am</text:p>
      <text:p text:style-name="Text_20_body">Through this maze of ugliness and greed</text:p>
      <text:p text:style-name="Text_20_body">F <text:s text:c="30"/>C</text:p>
      <text:p text:style-name="Text_20_body">I seen the sign up ahead at the county line bridge</text:p>
      <text:p text:style-name="Text_20_body"><text:s text:c="7"/>E <text:s text:c="29"/>Am</text:p>
      <text:p text:style-name="Text_20_body">Saying all is good and nothingness is dead</text:p>
      <text:p text:style-name="Text_20_body">F</text:p>
      <text:p text:style-name="Text_20_body">Runnin' till she's out of breath</text:p>
      <text:p text:style-name="Text_20_body"><text:s text:c="4"/>C</text:p>
      <text:p text:style-name="Text_20_body">She ran until there's nothing left</text:p>
      <text:p text:style-name="Text_20_body"><text:s text:c="4"/>E <text:s text:c="32"/>Am</text:p>
      <text:p text:style-name="P3">She hit the end, it's just her window ledge</text:p>
      <text:p text:style-name="P2">F <text:s text:c="2"/>C</text:p>
      <text:p text:style-name="P2"><text:s text:c="9"/>He<text:span text:style-name="T3">eeee</text:span>ey...</text:p>
      <text:p text:style-name="P11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P12"><text:soft-page-break/>[<text:span text:style-name="T3">INSTRUMENTAL</text:span>]</text:p>
      <text:p text:style-name="Text_20_body">F C E Am <text:s text:c="4"/><text:span text:style-name="T5">x2</text:span></text:p>
      <text:p text:style-name="P11">[VERSE <text:span text:style-name="T2">4</text:span>]</text:p>
      <text:p text:style-name="Text_20_body">F <text:s text:c="38"/>C</text:p>
      <text:p text:style-name="Text_20_body">This place is old, it feels just like a beat up truck</text:p>
      <text:p text:style-name="Text_20_body"><text:s text:c="3"/>E <text:s text:c="36"/>Am</text:p>
      <text:p text:style-name="Text_20_body">I turn the engine but the engine doesn't turn</text:p>
      <text:p text:style-name="Text_20_body"><text:s text:c="13"/>F</text:p>
      <text:p text:style-name="Text_20_body">It smells of cheap wine and cigarettes</text:p>
      <text:p text:style-name="Text_20_body"><text:s text:c="5"/>C</text:p>
      <text:p text:style-name="Text_20_body">This place is always such a mess</text:p>
      <text:p text:style-name="Text_20_body"><text:s text:c="4"/>E <text:s text:c="33"/>Am</text:p>
      <text:p text:style-name="Text_20_body">Sometimes I think I'd like to watch it burn</text:p>
      <text:p text:style-name="Text_20_body"><text:s text:c="8"/>F <text:s text:c="25"/>C</text:p>
      <text:p text:style-name="Text_20_body">I'm so alone, I feel just like somebody else</text:p>
      <text:p text:style-name="Text_20_body"><text:s text:c="12"/>E <text:s text:c="29"/>Am</text:p>
      <text:p text:style-name="Text_20_body">Man I ain't changed but I know I ain't the same</text:p>
      <text:p text:style-name="Text_20_body"><text:s text:c="4"/>F</text:p>
      <text:p text:style-name="Text_20_body">But somewhere here in between</text:p>
      <text:p text:style-name="Text_20_body"><text:s text:c="6"/>C</text:p>
      <text:p text:style-name="Text_20_body">These city walls and dyin' dreams</text:p>
      <text:p text:style-name="Text_20_body"><text:s text:c="2"/>E <text:s text:c="33"/>Am</text:p>
      <text:p text:style-name="Text_20_body">I think her death it must be killing me</text:p>
      <text:p text:style-name="Text_20_body">F <text:s text:c="2"/>C</text:p>
      <text:p text:style-name="Text_20_body"><text:s text:c="4"/>Hey hey hey...</text:p>
      <text:p text:style-name="P9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Heading_20_3">[OUTRO]</text:p>
      <text:p text:style-name="Text_20_body">F C E Am <text:s text:c="4"/><text:span text:style-name="T5">x2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34S</meta:editing-duration>
    <meta:editing-cycles>33</meta:editing-cycles>
    <meta:generator>LibreOffice/5.2.7.2$Linux_X86_64 LibreOffice_project/20m0$Build-2</meta:generator>
    <dc:title>Lyrics + Chords</dc:title>
    <dc:date>2018-03-17T20:07:20.768418418</dc:date>
    <meta:print-date>2017-04-03T12:23:29.985893000</meta:print-date>
    <meta:document-statistic meta:table-count="0" meta:image-count="0" meta:object-count="0" meta:page-count="3" meta:paragraph-count="108" meta:word-count="466" meta:character-count="2991" meta:non-whitespace-character-count="16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